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5.2396in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P2" style:family="paragraph" style:parent-style-name="Standard">
      <style:text-properties style:font-name="Times New Roman" officeooo:rsid="00206516" officeooo:paragraph-rsid="00206516"/>
    </style:style>
    <style:style style:name="P3" style:family="paragraph" style:parent-style-name="Standard">
      <style:text-properties style:font-name="Times New Roman" fo:font-weight="bold" officeooo:rsid="001e14a6" officeooo:paragraph-rsid="00240acc" style:font-weight-asian="bold" style:font-weight-complex="bold"/>
    </style:style>
    <style:style style:name="P4" style:family="paragraph" style:parent-style-name="Table_20_Contents">
      <style:text-properties style:font-name="Times New Roman" fo:font-weight="bold" officeooo:rsid="008093a3" officeooo:paragraph-rsid="008093a3" style:font-weight-asian="bold" style:font-weight-complex="bold"/>
    </style:style>
    <style:style style:name="P5" style:family="paragraph" style:parent-style-name="Standard">
      <style:text-properties style:font-name="Times New Roman" fo:font-weight="bold" officeooo:rsid="007cf309" officeooo:paragraph-rsid="0098484e" style:font-weight-asian="bold" style:font-weight-complex="bold"/>
    </style:style>
    <style:style style:name="P6" style:family="paragraph" style:parent-style-name="Table_20_Contents">
      <style:text-properties style:font-name="Times New Roman" officeooo:rsid="00240acc" officeooo:paragraph-rsid="00240acc"/>
    </style:style>
    <style:style style:name="P7" style:family="paragraph" style:parent-style-name="Table_20_Contents">
      <style:text-properties style:font-name="Times New Roman" officeooo:rsid="006f35b3" officeooo:paragraph-rsid="006f35b3"/>
    </style:style>
    <style:style style:name="P8" style:family="paragraph" style:parent-style-name="Table_20_Contents">
      <style:text-properties style:font-name="Times New Roman" officeooo:rsid="007b3e59" officeooo:paragraph-rsid="007b3e59"/>
    </style:style>
    <style:style style:name="P9" style:family="paragraph" style:parent-style-name="Text_20_body">
      <style:paragraph-properties fo:text-align="center" style:justify-single-word="false"/>
      <style:text-properties style:font-name="Times New Roman" fo:font-size="14pt" fo:font-weight="bold" officeooo:rsid="007b3e59" officeooo:paragraph-rsid="007b3e59" style:font-size-asian="14pt" style:font-weight-asian="bold" style:font-size-complex="14pt" style:font-weight-complex="bold"/>
    </style:style>
    <style:style style:name="P10" style:family="paragraph" style:parent-style-name="Standard">
      <style:text-properties fo:font-weight="bold" officeooo:rsid="00206516" officeooo:paragraph-rsid="008197a9" style:font-weight-asian="bold" style:font-weight-complex="bold"/>
    </style:style>
    <style:style style:name="P11" style:family="paragraph" style:parent-style-name="Text_20_body">
      <style:paragraph-properties fo:text-align="center" style:justify-single-word="false"/>
      <style:text-properties style:font-name="Times New Roman" fo:font-size="14pt" fo:font-weight="bold" officeooo:rsid="00a0ac45" officeooo:paragraph-rsid="00a0ac45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justify" style:justify-single-word="false"/>
      <style:text-properties officeooo:paragraph-rsid="0097009f"/>
    </style:style>
    <style:style style:name="P13" style:family="paragraph" style:parent-style-name="Standard">
      <style:paragraph-properties fo:text-align="justify" style:justify-single-word="false"/>
      <style:text-properties officeooo:paragraph-rsid="00a0ac45"/>
    </style:style>
    <style:style style:name="P14" style:family="paragraph" style:parent-style-name="Standard">
      <style:paragraph-properties fo:text-align="justify" style:justify-single-word="false"/>
      <style:text-properties officeooo:rsid="00a0ac45" officeooo:paragraph-rsid="00a0ac45"/>
    </style:style>
    <style:style style:name="P15" style:family="paragraph" style:parent-style-name="Standard">
      <style:paragraph-properties fo:text-align="end" style:justify-single-word="false"/>
      <style:text-properties officeooo:rsid="00a0ac45" officeooo:paragraph-rsid="00a0ac45"/>
    </style:style>
    <style:style style:name="P16" style:family="paragraph" style:parent-style-name="Standard">
      <style:paragraph-properties fo:text-align="center" style:justify-single-word="false"/>
      <style:text-properties officeooo:rsid="00a0ac45" officeooo:paragraph-rsid="00a0ac45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a22836" officeooo:paragraph-rsid="00a22836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a22836" officeooo:paragraph-rsid="00a5db55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2pt" fo:font-weight="bold" officeooo:rsid="00a22836" officeooo:paragraph-rsid="00a22836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2pt" fo:font-weight="bold" officeooo:rsid="00a22836" officeooo:paragraph-rsid="00a22a25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2pt" fo:font-weight="bold" officeooo:rsid="00a22836" officeooo:paragraph-rsid="00a3e73c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2pt" fo:font-weight="bold" officeooo:rsid="00a22836" officeooo:paragraph-rsid="00a5db55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a22836" officeooo:paragraph-rsid="00a22836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a22836" officeooo:paragraph-rsid="00a22a25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a22836" officeooo:paragraph-rsid="00a22836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a22836" officeooo:paragraph-rsid="00a22a25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a22836" officeooo:paragraph-rsid="00a3e73c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a22836" officeooo:paragraph-rsid="00a5db55" style:font-size-asian="10.5pt" style:font-weight-asian="normal" style:font-size-complex="12pt" style:font-weight-complex="normal"/>
    </style:style>
    <style:style style:name="T1" style:family="text">
      <style:text-properties officeooo:rsid="00700794"/>
    </style:style>
    <style:style style:name="T2" style:family="text">
      <style:text-properties officeooo:rsid="0079bd7d"/>
    </style:style>
    <style:style style:name="T3" style:family="text">
      <style:text-properties officeooo:rsid="007c68e3"/>
    </style:style>
    <style:style style:name="T4" style:family="text">
      <style:text-properties officeooo:rsid="007cf309"/>
    </style:style>
    <style:style style:name="T5" style:family="text">
      <style:text-properties officeooo:rsid="008093a3"/>
    </style:style>
    <style:style style:name="T6" style:family="text">
      <style:text-properties officeooo:rsid="008197a9"/>
    </style:style>
    <style:style style:name="T7" style:family="text">
      <style:text-properties officeooo:rsid="009b0ec0"/>
    </style:style>
    <style:style style:name="T8" style:family="text">
      <style:text-properties officeooo:rsid="0095b062"/>
    </style:style>
    <style:style style:name="T9" style:family="text">
      <style:text-properties officeooo:rsid="0098484e"/>
    </style:style>
    <style:style style:name="T10" style:family="text">
      <style:text-properties style:font-name="Times New Roman"/>
    </style:style>
    <style:style style:name="T11" style:family="text">
      <style:text-properties style:font-name="Times New Roman" fo:font-weight="bold" officeooo:rsid="00146369" style:font-weight-asian="bold" style:font-weight-complex="bold"/>
    </style:style>
    <style:style style:name="T12" style:family="text">
      <style:text-properties style:font-name="Times New Roman" fo:font-weight="bold" officeooo:rsid="002455a7" style:font-weight-asian="bold" style:font-weight-complex="bold"/>
    </style:style>
    <style:style style:name="T13" style:family="text">
      <style:text-properties style:font-name="Times New Roman" fo:font-weight="normal" style:font-weight-asian="normal" style:font-weight-complex="normal"/>
    </style:style>
    <style:style style:name="T14" style:family="text">
      <style:text-properties style:font-name="Times New Roman" fo:font-weight="normal" officeooo:rsid="002455a7" style:font-weight-asian="normal" style:font-weight-complex="normal"/>
    </style:style>
    <style:style style:name="T15" style:family="text">
      <style:text-properties style:font-name="Times New Roman" fo:font-weight="normal" officeooo:rsid="00a0ac45" style:font-weight-asian="normal" style:font-weight-complex="normal"/>
    </style:style>
    <style:style style:name="T16" style:family="text">
      <style:text-properties style:font-name="Times New Roman" officeooo:rsid="00a22836"/>
    </style:style>
    <style:style style:name="T17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8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19" style:family="text">
      <style:text-properties style:font-name="Times New Roman" fo:font-size="10pt" fo:font-weight="normal" officeooo:rsid="00a22836" style:font-size-asian="10pt" style:font-weight-asian="normal" style:font-size-complex="10pt" style:font-weight-complex="normal"/>
    </style:style>
    <style:style style:name="T20" style:family="text">
      <style:text-properties style:font-name="Times New Roman" fo:font-size="10pt" fo:font-weight="normal" officeooo:rsid="00a5db55" style:font-size-asian="10pt" style:font-weight-asian="normal" style:font-size-complex="10pt" style:font-weight-complex="normal"/>
    </style:style>
    <style:style style:name="T21" style:family="text">
      <style:text-properties style:font-name="Times New Roman" fo:font-size="10pt" style:font-size-asian="10pt" style:font-size-complex="10pt"/>
    </style:style>
    <style:style style:name="T22" style:family="text">
      <style:text-properties style:font-name="Times New Roman" fo:font-size="10pt" officeooo:rsid="00a5db55" style:font-size-asian="10pt" style:font-size-complex="10pt"/>
    </style:style>
    <style:style style:name="T23" style:family="text">
      <style:text-properties style:font-name="Times New Roman" fo:font-size="10pt" style:text-underline-style="none" style:font-size-asian="10pt" style:font-size-complex="10pt"/>
    </style:style>
    <style:style style:name="T24" style:family="text">
      <style:text-properties style:font-name="Times New Roman" fo:font-size="10pt" style:text-underline-style="none" officeooo:rsid="00a5db55" style:font-size-asian="10pt" style:font-size-complex="10pt"/>
    </style:style>
    <style:style style:name="T25" style:family="text">
      <style:text-properties officeooo:rsid="00a22a2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Final Document</text:p>
      <text:p text:style-name="P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Course Title:</text:p>
          </table:table-cell>
          <table:table-cell table:style-name="Table1.A1" office:value-type="string">
            <text:p text:style-name="P10">Terminología <text:s/>Especializada en Mercoadotecnica <text:span text:style-name="T7">y </text:span>Diseño</text:p>
          </table:table-cell>
        </table:table-row>
        <table:table-row>
          <table:table-cell table:style-name="Table1.A1" office:value-type="string">
            <text:p text:style-name="P6">Course ID:</text:p>
          </table:table-cell>
          <table:table-cell table:style-name="Table1.A1" office:value-type="string">
            <text:p text:style-name="P3">IT0<text:span text:style-name="T6">94</text:span><text:span text:style-name="T8">1</text:span><text:span text:style-name="T2"> </text:span><text:span text:style-name="T3">(Marron, 25-2)</text:span></text:p>
          </table:table-cell>
        </table:table-row>
        <table:table-row>
          <table:table-cell table:style-name="Table1.A1" office:value-type="string">
            <text:p text:style-name="P7">Cohort <text:span text:style-name="T1">ID</text:span>:</text:p>
          </table:table-cell>
          <table:table-cell table:style-name="Table1.A1" office:value-type="string">
            <text:p text:style-name="P4"><text:span text:style-name="T6">9</text:span>A</text:p>
          </table:table-cell>
        </table:table-row>
        <table:table-row>
          <table:table-cell table:style-name="Table1.A1" office:value-type="string">
            <text:p text:style-name="P8"><text:span text:style-name="T4">Exam </text:span>Date:</text:p>
          </table:table-cell>
          <table:table-cell table:style-name="Table1.A1" office:value-type="string">
            <text:p text:style-name="P5"><text:span text:style-name="T5">12</text:span> <text:span text:style-name="T9">Mar </text:span>2025</text:p>
          </table:table-cell>
        </table:table-row>
      </table:table>
      <text:p text:style-name="P2"/>
      <text:p text:style-name="P12"><text:span text:style-name="T11">General </text:span><text:span text:style-name="T12">Instructions: </text:span><text:span text:style-name="T14">You are writing for an investor! </text:span><text:span text:style-name="T15">Your final document should be a deliverable to a professional interested in investing in your product or service. Be sure to fill out your outlines and watch widows and orphans at the bottom/top of page breaks. Writing in the “we” voice is fine.</text:span></text:p>
      <text:p text:style-name="P12"><text:span text:style-name="T15"/></text:p>
      <text:p text:style-name="P13"><text:span text:style-name="T14">H</text:span><text:span text:style-name="T15">ere is the outline and format of what your final document should be. (Formating is given in parentheses).</text:span></text:p>
      <text:p text:style-name="P14"><text:span text:style-name="T13">-------------------------------------------------------------------------------------------------------------------------</text:span></text:p>
      <text:p text:style-name="P15"><text:span text:style-name="T13">Name</text:span></text:p>
      <text:p text:style-name="P15"><text:span text:style-name="T13">IT0942 (Marron)</text:span></text:p>
      <text:p text:style-name="P15"><text:span text:style-name="T13">Final </text:span></text:p>
      <text:p text:style-name="P15"><text:span text:style-name="T13">09 Apr 2025</text:span></text:p>
      <text:p text:style-name="P16"><text:span text:style-name="T13"/></text:p>
      <text:p text:style-name="P16"><text:span text:style-name="T17">Title</text:span><text:span text:style-name="T18"> </text:span><text:span text:style-name="T19">(14pt Times New Roman, center, bold)</text:span></text:p>
      <text:p text:style-name="P17"><text:span text:style-name="T16"/></text:p>
      <text:p text:style-name="P17"><text:span text:style-name="T16"/></text:p>
      <text:p text:style-name="P18"><text:span text:style-name="T10">Executive Summary </text:span><text:span text:style-name="T18">(1</text:span><text:span text:style-name="T20">2</text:span><text:span text:style-name="T18">pt Times New Roman, </text:span><text:span text:style-name="T20">L</text:span><text:span text:style-name="T18">, bold)</text:span></text:p>
      <text:p text:style-name="P19"/>
      <text:p text:style-name="P19"/>
      <text:p text:style-name="P22">Section I. Product Foundations <text:span text:style-name="T18">(1</text:span><text:span text:style-name="T20">2</text:span><text:span text:style-name="T18">pt Times New Roman, </text:span><text:span text:style-name="T20">center</text:span><text:span text:style-name="T18">, bold)</text:span></text:p>
      <text:p text:style-name="P28">Description <text:span text:style-name="T23">(1</text:span><text:span text:style-name="T24">2</text:span><text:span text:style-name="T23">pt Times New Roman, </text:span><text:span text:style-name="T24">L</text:span><text:span text:style-name="T23">, </text:span><text:span text:style-name="T24">underline</text:span><text:span text:style-name="T23">)</text:span></text:p>
      <text:p text:style-name="P23"/>
      <text:p text:style-name="P25">Objectives/Mission Statement</text:p>
      <text:p text:style-name="P23"/>
      <text:p text:style-name="P25">Target Consumers</text:p>
      <text:p text:style-name="P23"/>
      <text:p text:style-name="P25">Distribution/Access</text:p>
      <text:p text:style-name="P23"/>
      <text:p text:style-name="P25">Price point</text:p>
      <text:p text:style-name="P14"><text:span text:style-name="T13"/></text:p>
      <text:p text:style-name="P14"><text:span text:style-name="T13"/></text:p>
      <text:p text:style-name="P19">Section II. Market Analysis<text:tab/></text:p>
      <text:p text:style-name="P25">Analysis of the Current Market</text:p>
      <text:p text:style-name="P23"/>
      <text:p text:style-name="P25">Evaluation of Opportunities and Competitors</text:p>
      <text:p text:style-name="P23"/>
      <text:p text:style-name="P25"><text:span text:style-name="T13"/></text:p>
      <text:p text:style-name="P25"><text:span text:style-name="T13"/></text:p>
      <text:p text:style-name="P19"><text:soft-page-break/>Section III. Product Language Design</text:p>
      <text:p text:style-name="P25">Logo/Brand Name</text:p>
      <text:p text:style-name="P25"/>
      <text:p text:style-name="P25">Core Value Product/Brand/Company Message(s)</text:p>
      <text:p text:style-name="P25"/>
      <text:p text:style-name="P25">Product/Service Appeal Message(s)</text:p>
      <text:p text:style-name="P25"/>
      <text:p text:style-name="P25">Message Execution Style(s)</text:p>
      <text:p text:style-name="P25"/>
      <text:p text:style-name="P25">Complete Design(s) for Signal Meaning</text:p>
      <text:p text:style-name="P23"/>
      <text:p text:style-name="P25"><text:span text:style-name="T10"/></text:p>
      <text:p text:style-name="P25"><text:span text:style-name="T13"/></text:p>
      <text:p text:style-name="P20">Section I<text:span text:style-name="T25">V</text:span>. Marketing Strategy and Campaign</text:p>
      <text:p text:style-name="P26">Press Kit</text:p>
      <text:p text:style-name="P26"/>
      <text:p text:style-name="P26">Use of Advertisement Media</text:p>
      <text:p text:style-name="P26"/>
      <text:p text:style-name="P26">Use of Communications Channels</text:p>
      <text:p text:style-name="P24"/>
      <text:p text:style-name="P26"><text:span text:style-name="T10"/></text:p>
      <text:p text:style-name="P26"/>
      <text:p text:style-name="P21">Section <text:span text:style-name="T25">V</text:span>. Financial Analysis</text:p>
      <text:p text:style-name="P27">Estimated start-up costs</text:p>
      <text:p text:style-name="P27"/>
      <text:p text:style-name="P27">Estimated production costs</text:p>
      <text:p text:style-name="P27"/>
      <text:p text:style-name="P27">Estimated advertising costs</text:p>
      <text:p text:style-name="P27"/>
      <text:p text:style-name="P27">Estimated revenue stream(s)</text:p>
      <text:p text:style-name="P27"/>
      <text:p text:style-name="P27">Estimated Return on Investment</text:p>
      <text:p text:style-name="P27"/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-0.0929in" svg:y="-0.3571in" svg:width="1.4862in" svg:height="0.6728in" draw:z-index="1"><draw:image xlink:href="Pictures/1000000100000438000001E9AD04E7590B266636.png" xlink:type="simple" xlink:show="embed" xlink:actuate="onLoad" draw:mime-type="image/png"/></draw:frame></text:p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4:49:03.066163630</meta:creation-date>
    <dc:date>2025-04-02T19:41:12.668067141</dc:date>
    <meta:editing-duration>PT11H13M39S</meta:editing-duration>
    <meta:editing-cycles>102</meta:editing-cycles>
    <meta:generator>LibreOffice/7.3.7.2$Linux_X86_64 LibreOffice_project/30$Build-2</meta:generator>
    <meta:document-statistic meta:table-count="1" meta:image-count="1" meta:object-count="0" meta:page-count="2" meta:paragraph-count="43" meta:word-count="211" meta:character-count="1551" meta:non-whitespace-character-count="1380"/>
  </office:meta>
</office:document-meta>
</file>